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 Sans" svg:font-family="Open Sans" style:font-family-generic="swiss" style:font-pitch="variable" svg:panose-1="2 11 6 6 3 5 4 2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1.4069in" text:min-label-width="1.4034in" text:list-level-position-and-space-mode="label-alignment">
          <style:list-level-label-alignment text:label-followed-by="listtab" fo:margin-left="2.8104in" fo:text-indent="-1.4034in"/>
        </style:list-level-properties>
        <style:text-properties style:font-name="Calibri"/>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
      <text:list-level-style-bullet text:level="1" text:style-name="WW_CharLFO2LVL1" text:bullet-char="•">
        <style:list-level-properties text:space-before="1.4069in" text:min-label-width="1.4034in" text:list-level-position-and-space-mode="label-alignment">
          <style:list-level-label-alignment text:label-followed-by="listtab" fo:margin-left="2.8104in" fo:text-indent="-1.4034in"/>
        </style:list-level-properties>
        <style:text-properties style:font-name="Calibri"/>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justify" style:page-number="1"/>
      <style:text-properties style:font-name="Open Sans" style:font-name-asian="Times New Roman" style:font-name-complex="Open Sans" fo:font-weight="bold" style:font-weight-asian="bold" style:font-weight-complex="bold" fo:color="#1F1F1F" fo:font-size="12pt" style:font-size-asian="12pt" style:font-size-complex="12pt" fo:language="fr" fo:country="FR" style:language-asian="fr" style:country-asian="FR"/>
    </style:style>
    <style:style style:name="P4" style:parent-style-name="Normal" style:family="paragraph">
      <style:paragraph-properties fo:text-align="justify"/>
      <style:text-properties style:font-name="Open Sans" style:font-name-asian="Times New Roman" style:font-name-complex="Open Sans" fo:font-weight="bold" style:font-weight-asian="bold" style:font-weight-complex="bold" fo:color="#1F1F1F" fo:font-size="12pt" style:font-size-asian="12pt" style:font-size-complex="12pt" fo:language="fr" fo:country="FR" style:language-asian="fr" style:country-asian="FR"/>
    </style:style>
    <style:style style:name="P5" style:parent-style-name="Normal" style:family="paragraph">
      <style:paragraph-properties fo:text-align="justify"/>
      <style:text-properties style:font-name="Open Sans" style:font-name-asian="Times New Roman" style:font-name-complex="Open Sans" style:font-weight-complex="bold" fo:color="#1F1F1F" fo:font-size="12pt" style:font-size-asian="12pt" style:font-size-complex="12pt" fo:language="fr" fo:country="FR" style:language-asian="fr" style:country-asian="FR"/>
    </style:style>
    <style:style style:name="P6" style:parent-style-name="Normal" style:family="paragraph">
      <style:paragraph-properties fo:text-align="justify"/>
      <style:text-properties style:font-name="Open Sans" style:font-name-asian="Times New Roman" style:font-name-complex="Open Sans" style:font-weight-complex="bold" fo:color="#1F1F1F" fo:font-size="12pt" style:font-size-asian="12pt" style:font-size-complex="12pt" fo:language="fr" fo:country="FR" style:language-asian="fr" style:country-asian="FR"/>
    </style:style>
    <style:style style:name="P7" style:parent-style-name="Normal" style:family="paragraph">
      <style:paragraph-properties fo:text-align="justify"/>
      <style:text-properties style:font-name="Open Sans" style:font-name-asian="Times New Roman" style:font-name-complex="Open Sans" style:font-weight-complex="bold" fo:color="#1F1F1F" fo:font-size="12pt" style:font-size-asian="12pt" style:font-size-complex="12pt" fo:language="fr" fo:country="FR" style:language-asian="fr" style:country-asian="FR"/>
    </style:style>
    <style:style style:name="P8" style:parent-style-name="Normal" style:family="paragraph">
      <style:paragraph-properties fo:text-align="justify"/>
      <style:text-properties style:font-name="Open Sans" style:font-name-asian="Times New Roman" style:font-name-complex="Open Sans" style:font-weight-complex="bold" fo:color="#1F1F1F" fo:font-size="12pt" style:font-size-asian="12pt" style:font-size-complex="12pt" fo:language="fr" fo:country="FR" style:language-asian="fr" style:country-asian="FR"/>
    </style:style>
    <style:style style:name="P9" style:parent-style-name="Normal" style:family="paragraph">
      <style:paragraph-properties fo:text-align="justify"/>
      <style:text-properties style:font-name="Open Sans" style:font-name-asian="Times New Roman" style:font-name-complex="Open Sans" style:font-weight-complex="bold" fo:color="#1F1F1F" fo:font-size="12pt" style:font-size-asian="12pt" style:font-size-complex="12pt" fo:language="fr" fo:country="FR" style:language-asian="fr" style:country-asian="FR"/>
    </style:style>
    <style:style style:name="P10" style:parent-style-name="Normal" style:family="paragraph">
      <style:paragraph-properties fo:text-align="justify"/>
      <style:text-properties style:font-name="Open Sans" style:font-name-asian="Times New Roman" style:font-name-complex="Open Sans" fo:font-weight="bold" style:font-weight-asian="bold" style:font-weight-complex="bold" fo:color="#1F1F1F" fo:font-size="12pt" style:font-size-asian="12pt" style:font-size-complex="12pt" fo:language="fr" fo:country="FR" style:language-asian="fr" style:country-asian="FR"/>
    </style:style>
    <style:style style:name="P11" style:parent-style-name="Normal" style:family="paragraph">
      <style:paragraph-properties fo:text-align="justify"/>
      <style:text-properties style:font-name="Open Sans" style:font-name-asian="Times New Roman" style:font-name-complex="Open Sans" style:font-weight-complex="bold" fo:color="#1F1F1F" fo:font-size="12pt" style:font-size-asian="12pt" style:font-size-complex="12pt" fo:language="fr" fo:country="FR" style:language-asian="fr" style:country-asian="FR"/>
    </style:style>
    <style:style style:name="P12" style:parent-style-name="Normal" style:family="paragraph">
      <style:paragraph-properties fo:text-align="justify"/>
      <style:text-properties style:font-name="Open Sans" style:font-name-asian="Times New Roman" style:font-name-complex="Open Sans" style:font-weight-complex="bold" fo:color="#1F1F1F" fo:font-size="12pt" style:font-size-asian="12pt" style:font-size-complex="12pt" fo:language="fr" fo:country="FR" style:language-asian="fr" style:country-asian="FR"/>
    </style:style>
    <style:style style:name="P13" style:parent-style-name="Normal" style:family="paragraph">
      <style:paragraph-properties fo:text-align="justify"/>
      <style:text-properties style:font-name="Open Sans" style:font-name-asian="Times New Roman" style:font-name-complex="Open Sans" style:font-weight-complex="bold" fo:color="#1F1F1F" fo:font-size="12pt" style:font-size-asian="12pt" style:font-size-complex="12pt" fo:language="fr" fo:country="FR" style:language-asian="fr" style:country-asian="FR"/>
    </style:style>
    <style:style style:name="P14" style:parent-style-name="Normal" style:family="paragraph">
      <style:paragraph-properties fo:text-align="justify"/>
      <style:text-properties style:font-name="Open Sans" style:font-name-asian="Times New Roman" style:font-name-complex="Open Sans" fo:font-weight="bold" style:font-weight-asian="bold" style:font-weight-complex="bold" fo:color="#1F1F1F" fo:font-size="12pt" style:font-size-asian="12pt" style:font-size-complex="12pt" fo:language="fr" fo:country="FR" style:language-asian="fr" style:country-asian="FR"/>
    </style:style>
    <style:style style:name="P15" style:parent-style-name="Normal" style:family="paragraph">
      <style:paragraph-properties fo:text-align="justify"/>
      <style:text-properties style:font-name="Open Sans" style:font-name-asian="Times New Roman" style:font-name-complex="Open Sans" style:font-weight-complex="bold" fo:color="#1F1F1F" fo:font-size="12pt" style:font-size-asian="12pt" style:font-size-complex="12pt" fo:language="fr" fo:country="FR" style:language-asian="fr" style:country-asian="FR"/>
    </style:style>
    <style:style style:name="P16" style:parent-style-name="Normal" style:family="paragraph">
      <style:paragraph-properties fo:text-align="justify"/>
      <style:text-properties style:font-name="Open Sans" style:font-name-asian="Times New Roman" style:font-name-complex="Open Sans" style:font-weight-complex="bold" fo:color="#1F1F1F" fo:font-size="12pt" style:font-size-asian="12pt" style:font-size-complex="12pt" fo:language="fr" fo:country="FR" style:language-asian="fr" style:country-asian="FR"/>
    </style:style>
    <style:style style:name="P17" style:parent-style-name="Normal" style:family="paragraph">
      <style:paragraph-properties fo:text-align="justify"/>
      <style:text-properties style:font-name="Open Sans" style:font-name-asian="Times New Roman" style:font-name-complex="Open Sans" style:font-weight-complex="bold" fo:color="#1F1F1F" fo:font-size="12pt" style:font-size-asian="12pt" style:font-size-complex="12pt" fo:language="fr" fo:country="FR" style:language-asian="fr" style:country-asian="FR"/>
    </style:style>
    <style:style style:name="P18" style:parent-style-name="Normal" style:family="paragraph">
      <style:paragraph-properties fo:text-align="justify"/>
      <style:text-properties style:font-name="Open Sans" style:font-name-asian="Times New Roman" style:font-name-complex="Open Sans" fo:font-weight="bold" style:font-weight-asian="bold" style:font-weight-complex="bold" fo:color="#1F1F1F" fo:font-size="12pt" style:font-size-asian="12pt" style:font-size-complex="12pt" fo:language="fr" fo:country="FR" style:language-asian="fr" style:country-asian="FR"/>
    </style:style>
    <style:style style:name="P19" style:parent-style-name="Normal" style:family="paragraph">
      <style:paragraph-properties fo:text-align="justify"/>
      <style:text-properties style:font-name="Open Sans" style:font-name-asian="Times New Roman" style:font-name-complex="Open Sans" style:font-weight-complex="bold" fo:color="#1F1F1F" fo:font-size="12pt" style:font-size-asian="12pt" style:font-size-complex="12pt" fo:language="fr" fo:country="FR" style:language-asian="fr" style:country-asian="FR"/>
    </style:style>
    <style:style style:name="P20" style:parent-style-name="Normal" style:family="paragraph">
      <style:paragraph-properties fo:text-align="justify"/>
      <style:text-properties style:font-name="Open Sans" style:font-name-asian="Times New Roman" style:font-name-complex="Open Sans" style:font-weight-complex="bold" fo:color="#1F1F1F" fo:font-size="12pt" style:font-size-asian="12pt" style:font-size-complex="12pt" fo:language="fr" fo:country="FR" style:language-asian="fr" style:country-asian="FR"/>
    </style:style>
    <style:style style:name="P21" style:parent-style-name="Normal" style:family="paragraph">
      <style:paragraph-properties fo:text-align="justify"/>
      <style:text-properties style:font-name="Open Sans" style:font-name-asian="Times New Roman" style:font-name-complex="Open Sans" style:font-weight-complex="bold" fo:color="#1F1F1F" fo:font-size="12pt" style:font-size-asian="12pt" style:font-size-complex="12pt" fo:language="fr" fo:country="FR" style:language-asian="fr" style:country-asian="FR"/>
    </style:style>
    <style:style style:name="P22" style:parent-style-name="Normal" style:family="paragraph">
      <style:paragraph-properties fo:text-align="justify"/>
      <style:text-properties style:font-name="Open Sans" style:font-name-asian="Times New Roman" style:font-name-complex="Open Sans" style:font-weight-complex="bold" fo:color="#1F1F1F" fo:font-size="12pt" style:font-size-asian="12pt" style:font-size-complex="12pt" fo:language="fr" fo:country="FR" style:language-asian="fr" style:country-asian="FR"/>
    </style:style>
    <style:style style:name="P23" style:parent-style-name="Normal" style:family="paragraph">
      <style:paragraph-properties fo:text-align="justify"/>
      <style:text-properties style:font-name="Open Sans" style:font-name-asian="Times New Roman" style:font-name-complex="Open Sans" style:font-weight-complex="bold" fo:color="#1F1F1F" fo:font-size="12pt" style:font-size-asian="12pt" style:font-size-complex="12pt" fo:language="fr" fo:country="FR" style:language-asian="fr" style:country-asian="FR"/>
    </style:style>
    <style:style style:name="P24" style:parent-style-name="Normal" style:family="paragraph">
      <style:paragraph-properties fo:text-align="justify"/>
      <style:text-properties style:font-name="Open Sans" style:font-name-asian="Times New Roman" style:font-name-complex="Open Sans" fo:font-weight="bold" style:font-weight-asian="bold" style:font-weight-complex="bold" fo:color="#1F1F1F" fo:font-size="12pt" style:font-size-asian="12pt" style:font-size-complex="12pt" fo:language="fr" fo:country="FR" style:language-asian="fr" style:country-asian="FR"/>
    </style:style>
    <style:style style:name="P25" style:parent-style-name="Normal" style:family="paragraph">
      <style:paragraph-properties fo:text-align="justify"/>
      <style:text-properties style:font-name="Open Sans" style:font-name-asian="Times New Roman" style:font-name-complex="Open Sans" style:font-weight-complex="bold" fo:color="#1F1F1F" fo:font-size="12pt" style:font-size-asian="12pt" style:font-size-complex="12pt" fo:language="fr" fo:country="FR" style:language-asian="fr" style:country-asian="FR"/>
    </style:style>
    <style:style style:name="P26" style:parent-style-name="Normal" style:family="paragraph">
      <style:paragraph-properties fo:text-align="justify"/>
      <style:text-properties style:font-name="Open Sans" style:font-name-complex="Open Sans" fo:font-size="12pt" style:font-size-asian="12pt" style:font-size-complex="12pt"/>
    </style:style>
  </office:automatic-styles>
  <office:body>
    <office:text text:use-soft-page-breaks="true">
      <text:p text:style-name="P1">COMMENT TROUVER LE BON EMPLACEMENT POUR UN INVESTISSEMENT IMMOBILIER ?</text:p>
      <text:p text:style-name="P4">L'importance du choix de l'emplacement pour les investissements immobiliers</text:p>
      <text:p text:style-name="P5">Lorsqu'il s'agit d'investir dans l'immobilier, un principe fondamental demeure incontestable : l'emplacement est un pilier essentiel de la rentabilité d'un investissement. C'est un facteur qui transcende l'esthétique ou les caractéristiques intrinsèques d'un bien. En réalité, il exerce une influence considérable sur la demande locative et la valorisation de la propriété sur le long terme.</text:p>
      <text:p text:style-name="P6">Un emplacement bien choisi a le pouvoir d'attirer un flux continu de locataires. Il répond à des besoins et des préférences spécifiques, qu'il s'agisse de la proximité des lieux de travail, des écoles, des centres commerciaux ou des espaces verts. Cette accessibilité, ces commodités à portée de main, constituent des avantages décisifs pour les locataires potentiels.</text:p>
      <text:p text:style-name="P7">De plus, un emplacement bien sélectionné exerce une influence directe sur la valorisation de la propriété au fil du temps. Les quartiers en développement, où l'infrastructure s'améliore et la qualité de vie s'élève, connaissent généralement une augmentation de la valeur des biens immobiliers. Les propriétés dans ces zones ont tendance à surperformer en termes d'appréciation.</text:p>
      <text:p text:style-name="P8">Toutefois, un emplacement bien choisi doit être en harmonie avec le profil des locataires visés. Par exemple, un quartier proche des universités peut être un choix stratégique si vous ciblez des étudiants, tandis qu'une zone résidentielle paisible peut être plus adaptée pour les familles.</text:p>
      <text:p text:style-name="P9">Le choix de l'emplacement représente une décision cruciale pour tout investisseur immobilier avisé. C'est un élément qui transcende les cycles du marché et qui demeure un pilier fondamental de la rentabilité à long terme. Le succès d'un investissement immobilier repose en grande partie sur la sélection de son emplacement.</text:p>
      <text:p text:style-name="P10">Le choix d'un emplacement familier</text:p>
      <text:p text:style-name="P11">Choisir un emplacement que l'on connaît bien représente un atout majeur dans le domaine de l'investissement immobilier. Cela confère un avantage significatif, car cela permet une évaluation précise des prix du marché. La<text:s/><text:soft-page-break/>connaissance approfondie d'un quartier ou d'une région offre une perspective inestimable sur les tendances et les fluctuations du marché local.</text:p>
      <text:p text:style-name="P12">Cette proximité avec l'environnement permet de repérer rapidement les bonnes affaires. Les visites des biens deviennent plus efficaces, car l'investisseur a déjà une idée précise des avantages et des inconvénients de la localité. Cela permet d'identifier rapidement les propriétés qui détiennent un potentiel d'investissement intéressant.</text:p>
      <text:p text:style-name="P13">En outre, cette connaissance profonde renforce la capacité à évaluer la véritable valeur d'une propriété. En tenant compte des spécificités de la région, de l'atmosphère du quartier et des caractéristiques uniques de la propriété, l'investisseur est en mesure de prendre des décisions éclairées. Cela signifie qu'il est moins susceptible de surestimer ou sous-estimer la valeur d'un bien, ce qui est crucial dans le succès d'une stratégie d'investissement.</text:p>
      <text:p text:style-name="P14">La réactivité et l’avantage de la proximité</text:p>
      <text:p text:style-name="P15">Investir dans un secteur proche de chez vous vous permet d'être incroyablement réactif aux opportunités. Dans un marché immobilier dynamique, les bonnes affaires ne restent pas disponibles longtemps. Avoir la capacité de visiter rapidement les propriétés nouvellement mises sur le marché et de soumettre des offres sans délai confère un avantage considérable.</text:p>
      <text:p text:style-name="P16">Cette réactivité est souvent un élément déterminant qui vous distingue des autres acheteurs potentiels. Dans un contexte où les opportunités peuvent être éphémères, la rapidité peut faire toute la différence. Cela signifie que vous êtes en mesure de saisir des biens immobiliers avant qu'ils ne soient captés par d'autres investisseurs.</text:p>
      <text:p text:style-name="P17">De plus, cette rapidité d'action renforce votre position de négociation. En étant l'un des premiers à se manifester, vous pouvez souvent obtenir des conditions d'acquisition plus favorables. Cette avance dans les négociations peut potentiellement se traduire par une acquisition à un prix plus avantageux ou des termes plus flexibles.</text:p>
      <text:p text:style-name="P18">Les agences immobilières</text:p>
      <text:soft-page-break/>
      <text:p text:style-name="P19">Les agences immobilières peuvent jouer un rôle très bénéfique dans le processus d'investissement immobilier grâce à leur expertise et leur connaissance approfondie du marché. Ces professionnels aguerris sont comme des gardiens de la toile complexe du marché immobilier local. Leur expérience sur le terrain, souvent acquise sur plusieurs années, leur confère une compréhension fine des tendances, des fluctuations et des dynamiques qui régissent les prix et les demandes dans leur zone d'expertise.</text:p>
      <text:p text:style-name="P20">L'un des atouts majeurs des agences immobilières est leur capacité à cerner avec précision les biens qui répondent à vos besoins spécifiques. Grâce à leur savoir-faire, ils sont en mesure de filtrer les options pour vous présenter des biens pertinents, vous faisant ainsi gagner un temps précieux.</text:p>
      <text:p text:style-name="P21">Grâce à leur réseaux exclusifs qui renferment des opportunités qui ne sont pas toujours accessibles au grand public, vous pourriez être informé en avant-première des nouvelles propriétés qui correspondent à vos critères, vous donnant un avantage sur d'autres investisseurs.</text:p>
      <text:p text:style-name="P22">De pius, en matière de négociation des prix, leur expertise est une véritable valeur ajoutée. Ces professionnels savent comment naviguer dans le jeu des négociations, utilisant leur connaissance du marché et leurs compétences en négociation pour vous aider à obtenir des conditions d'acquisition optimales. Leur objectif est de vous représenter au mieux de vos intérêts, maximisant ainsi les retours sur investissement.</text:p>
      <text:p text:style-name="P23">Les agences immobilières ne sont pas simplement des intermédiaires, ce sont des partenaires stratégiques dans votre parcours d'investissement immobilier. Leur expertise, leur connaissance locale et leur réseau font d'elles des alliés précieux dans la quête d'opportunités d'investissement fructueuses. Travailler en étroite collaboration avec ces professionnels peut faire la différence entre un investissement réussi et un simple placement.</text:p>
      <text:p text:style-name="P24">Conclusion</text:p>
      <text:p text:style-name="P25">Avant de prendre une décision, mettez-vous à la place de vos futurs acquéreurs. Que ce soit pour revendre le bien et faire une plus-value ou le louer si votre intention est de générer des revenus locatifs, demandez-vous si vous accepteriez de vivre dans l'emplacement que vous envisagez pour votre investissement. Cela vous donnera une idée précise de ce que vont ressentir les éventuels acquéreurs. Le choix du bon emplacement est crucial pour la<text:s/><text:soft-page-break/>réussite d'un investissement immobilier en vue d'une revente ou de la location. </text:p>
      <text:p text:style-name="P2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 Sans" svg:font-family="Open Sans" style:font-family-generic="swiss" style:font-pitch="variable" svg:panose-1="2 11 6 6 3 5 4 2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B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language="fr" fo:country="FR" style:language-asian="fr" style:country-asian="FR" fo:hyphenate="false"/>
    </style:style>
    <style:style style:name="Élevé" style:display-name="Élevé" style:family="text" style:parent-style-name="Policepardéfaut">
      <style:text-properties fo:font-weight="bold" style:font-weight-asian="bold" style:font-weight-complex="bold"/>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1" text:start-numbering-at="document" text:footnotes-position="document"/>
    <style:style style:name="WW_CharLFO1LVL1" style:family="text">
      <style:text-properties style:font-name="Calibri" style:font-name-complex="Calibri" fo:font-weight="normal" style:font-weight-asian="normal" style:font-weight-complex="normal" fo:font-style="normal" style:font-style-asian="normal" style:font-style-complex="normal" fo:font-size="12pt" style:font-size-asian="12pt" style:font-size-complex="12pt"/>
    </style:style>
    <style:style style:name="WW_CharLFO2LVL1" style:family="text">
      <style:text-properties style:font-name="Calibri" style:font-name-complex="Calibri" fo:font-weight="normal" style:font-weight-asian="normal" style:font-weight-complex="normal" fo:font-style="normal" style:font-style-asian="normal" style:font-style-complex="normal" fo:font-size="12pt" style:font-size-asian="12pt" style:font-size-complex="12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1.4069in" text:min-label-width="1.4034in" text:list-level-position-and-space-mode="label-alignment">
          <style:list-level-label-alignment text:label-followed-by="listtab" fo:margin-left="2.8104in" fo:text-indent="-1.4034in"/>
        </style:list-level-properties>
        <style:text-properties style:font-name="Calibri"/>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
      <text:list-level-style-bullet text:level="1" text:style-name="WW_CharLFO2LVL1" text:bullet-char="•">
        <style:list-level-properties text:space-before="1.4069in" text:min-label-width="1.4034in" text:list-level-position-and-space-mode="label-alignment">
          <style:list-level-label-alignment text:label-followed-by="listtab" fo:margin-left="2.8104in" fo:text-indent="-1.4034in"/>
        </style:list-level-properties>
        <style:text-properties style:font-name="Calibri"/>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Normal" style:family="paragraph">
      <style:paragraph-properties style:text-autospace="none" fo:margin-bottom="0in" fo:line-height="100%"/>
      <style:text-properties style:font-name="Open Sans" style:font-name-complex="Times New Roman" fo:font-size="12pt" style:font-size-asian="12pt" style:font-size-complex="12pt" fo:language="fr" fo:country="FR"/>
    </style:style>
    <style:style style:name="P3" style:parent-style-name="Normal" style:family="paragraph">
      <style:paragraph-properties style:text-autospace="none" fo:margin-bottom="0in" fo:line-height="100%"/>
      <style:text-properties style:font-name="Open Sans" style:font-name-complex="Times New Roman" fo:font-size="12pt" style:font-size-asian="12pt" style:font-size-complex="12pt" fo:language="fr" fo:country="FR"/>
    </style:style>
  </office:automatic-styles>
  <office:master-styles>
    <style:master-page style:name="MP0" style:page-layout-name="PL0">
      <style:header>
        <text:p text:style-name="P2"/>
      </style:header>
      <style:footer>
        <text:p text:style-name="P3"/>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ROPAGE PRESS SERVICE</meta:initial-creator>
    <dc:creator>PROPAGE PRESS SERVICE</dc:creator>
    <meta:creation-date>2023-10-03T09:42:00Z</meta:creation-date>
    <dc:date>2023-10-03T13:34:00Z</dc:date>
    <meta:template xlink:href="Normal" xlink:type="simple"/>
    <meta:editing-cycles>13</meta:editing-cycles>
    <meta:editing-duration>PT13920S</meta:editing-duration>
    <meta:document-statistic meta:page-count="4" meta:paragraph-count="13" meta:word-count="1026" meta:character-count="6658" meta:row-count="47" meta:non-whitespace-character-count="5645"/>
  </office:meta>
</office:document-meta>
</file>